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1498000000000000000075C3FAC680F2A14D.svg" manifest:media-type="image/svg+xml"/>
  <manifest:file-entry manifest:full-path="Pictures/100002010000006A0000001DAB7480E4673BC05A.png" manifest:media-type="image/png"/>
  <manifest:file-entry manifest:full-path="Pictures/1000152E00000AE800000303B957241B143F7727.svg" manifest:media-type="image/svg+xml"/>
  <manifest:file-entry manifest:full-path="Pictures/100002010000006A0000001D78DF186D90056258.png" manifest:media-type="image/png"/>
  <manifest:file-entry manifest:full-path="Pictures/100031FD000026000000042BC29C34F1F4551FAB.svg" manifest:media-type="image/svg+xml"/>
  <manifest:file-entry manifest:full-path="Pictures/10000CF300000AE800000303CF33779F1C0DC6B3.svg" manifest:media-type="image/svg+xml"/>
  <manifest:file-entry manifest:full-path="Pictures/1000020100000170000000285645335EF6DAAC7D.png" manifest:media-type="image/png"/>
  <manifest:file-entry manifest:full-path="Pictures/10000C5700000AE8000003039BA6375CE91B384C.svg" manifest:media-type="image/svg+xml"/>
  <manifest:file-entry manifest:full-path="Pictures/100002010000006A0000001DE7F44563DF9F6E98.png" manifest:media-type="image/png"/>
  <manifest:file-entry manifest:full-path="Pictures/100010B300000AE8000003030617A65007B6BDCF.svg" manifest:media-type="image/svg+xml"/>
  <manifest:file-entry manifest:full-path="Pictures/100002010000006A0000001DB62FC136DA7BA901.png" manifest:media-type="image/png"/>
  <manifest:file-entry manifest:full-path="Pictures/10000E4600000AE8000003035909105E26A65CED.svg" manifest:media-type="image/svg+xml"/>
  <manifest:file-entry manifest:full-path="Pictures/100002010000006A0000001D9699667785A3E01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04cm"/>
    </style:style>
    <style:style style:name="gr3" style:family="graphic" style:parent-style-name="standard">
      <style:graphic-properties svg:stroke-color="#ffffff" draw:fill-color="#3f7ebe" draw:textarea-horizontal-align="justify" draw:textarea-vertical-align="middle" draw:auto-grow-height="false" fo:min-height="0.512cm" fo:min-width="16.518cm"/>
    </style:style>
    <style:style style:name="gr4" style:family="graphic" style:parent-style-name="standard">
      <style:graphic-properties svg:stroke-color="#ffffff" draw:fill-color="#9f5f5f" draw:textarea-horizontal-align="justify" draw:textarea-vertical-align="middle" draw:auto-grow-height="false" fo:min-height="0.512cm" fo:min-width="16.518cm"/>
    </style:style>
    <style:style style:name="gr5" style:family="graphic" style:parent-style-name="standard">
      <style:graphic-properties svg:stroke-color="#ffffff" draw:fill-color="#2bd27e" draw:textarea-horizontal-align="justify" draw:textarea-vertical-align="middle" draw:auto-grow-height="false" fo:min-height="0.489cm" fo:min-width="16.518cm"/>
    </style:style>
    <style:style style:name="gr6" style:family="graphic" style:parent-style-name="standard">
      <style:graphic-properties draw:stroke="none" svg:stroke-color="#000000" draw:fill="none" draw:fill-color="#ffffff" fo:min-height="0.831cm"/>
    </style:style>
    <style:style style:name="gr7" style:family="graphic" style:parent-style-name="standard">
      <style:graphic-properties draw:textarea-horizontal-align="justify" draw:textarea-vertical-align="middle" draw:auto-grow-height="false" fo:min-height="0.512cm" fo:min-width="3.183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3f7ebe"/>
      <style:paragraph-properties fo:text-align="center"/>
    </style:style>
    <style:style style:name="P4" style:family="paragraph">
      <loext:graphic-properties draw:fill="none" draw:fill-color="#ffffff"/>
      <style:text-properties fo:color="#ffffff"/>
    </style:style>
    <style:style style:name="P5" style:family="paragraph">
      <loext:graphic-properties draw:fill-color="#9f5f5f"/>
      <style:paragraph-properties fo:text-align="center"/>
    </style:style>
    <style:style style:name="P6" style:family="paragraph">
      <loext:graphic-properties draw:fill-color="#2bd27e"/>
      <style:paragraph-properties fo:text-align="center"/>
    </style:style>
    <style:style style:name="P7" style:family="paragraph">
      <style:paragraph-properties fo:text-align="center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543cm" svg:y1="5.699cm" svg:x2="25.673cm" svg:y2="5.699cm">
          <text:p/>
        </draw:line>
        <draw:frame draw:style-name="gr2" draw:text-style-name="P2" draw:layer="layout" svg:width="6.223cm" svg:height="0.954cm" svg:x="1.797cm" svg:y="6.207cm">
          <draw:text-box>
            <text:p>Task</text:p>
          </draw:text-box>
        </draw:frame>
        <draw:frame draw:style-name="gr2" draw:text-style-name="P2" draw:layer="layout" svg:width="6.223cm" svg:height="0.954cm" svg:x="8.274cm" svg:y="6.207cm">
          <draw:text-box>
            <text:p>Status</text:p>
          </draw:text-box>
        </draw:frame>
        <draw:frame draw:style-name="gr2" draw:text-style-name="P2" draw:layer="layout" svg:width="6.223cm" svg:height="0.954cm" svg:x="14.751cm" svg:y="6.207cm">
          <draw:text-box>
            <text:p>Time</text:p>
          </draw:text-box>
        </draw:frame>
        <draw:custom-shape draw:style-name="gr3" draw:text-style-name="P3" draw:layer="layout" svg:width="17.018cm" svg:height="0.762cm" svg:x="1.67cm" svg:y="7.4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4.445cm" svg:height="0.954cm" svg:x="1.67cm" svg:y="7.412cm">
          <draw:text-box>
            <text:p><text:span text:style-name="T1">TASK 1</text:span></text:p>
          </draw:text-box>
        </draw:frame>
        <draw:frame draw:style-name="gr2" draw:text-style-name="P4" draw:layer="layout" svg:width="4.445cm" svg:height="0.954cm" svg:x="8.147cm" svg:y="7.412cm">
          <draw:text-box>
            <text:p><text:span text:style-name="T1">PAUSED</text:span></text:p>
          </draw:text-box>
        </draw:frame>
        <draw:frame draw:style-name="gr2" draw:text-style-name="P4" draw:layer="layout" svg:width="4.445cm" svg:height="0.954cm" svg:x="14.751cm" svg:y="7.412cm">
          <draw:text-box>
            <text:p><text:span text:style-name="T1">2:45</text:span></text:p>
          </draw:text-box>
        </draw:frame>
        <draw:custom-shape draw:style-name="gr4" draw:text-style-name="P5" draw:layer="layout" svg:width="17.018cm" svg:height="0.762cm" svg:x="1.67cm" svg:y="8.4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4.445cm" svg:height="0.954cm" svg:x="1.67cm" svg:y="8.366cm">
          <draw:text-box>
            <text:p><text:span text:style-name="T1">TASK 2</text:span></text:p>
          </draw:text-box>
        </draw:frame>
        <draw:frame draw:style-name="gr2" draw:text-style-name="P4" draw:layer="layout" svg:width="4.445cm" svg:height="0.954cm" svg:x="8.147cm" svg:y="8.366cm">
          <draw:text-box>
            <text:p><text:span text:style-name="T1">COMPLETE</text:span></text:p>
          </draw:text-box>
        </draw:frame>
        <draw:frame draw:style-name="gr2" draw:text-style-name="P4" draw:layer="layout" svg:width="4.445cm" svg:height="0.954cm" svg:x="14.751cm" svg:y="8.366cm">
          <draw:text-box>
            <text:p><text:span text:style-name="T1">4:13</text:span></text:p>
          </draw:text-box>
        </draw:frame>
        <draw:custom-shape draw:style-name="gr5" draw:text-style-name="P6" draw:layer="layout" svg:width="17.018cm" svg:height="0.739cm" svg:x="1.67cm" svg:y="9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4.445cm" svg:height="0.954cm" svg:x="1.67cm" svg:y="9.317cm">
          <draw:text-box>
            <text:p><text:span text:style-name="T1">TASK 3</text:span></text:p>
          </draw:text-box>
        </draw:frame>
        <draw:frame draw:style-name="gr6" draw:text-style-name="P4" draw:layer="layout" svg:width="5.207cm" svg:height="1.081cm" svg:x="8.147cm" svg:y="9.317cm">
          <draw:text-box>
            <text:p><text:span text:style-name="T1">IN-PROGRESS</text:span></text:p>
          </draw:text-box>
        </draw:frame>
        <draw:frame draw:style-name="gr2" draw:text-style-name="P4" draw:layer="layout" svg:width="4.445cm" svg:height="0.954cm" svg:x="14.751cm" svg:y="9.317cm">
          <draw:text-box>
            <text:p><text:span text:style-name="T1">0:35</text:span></text:p>
          </draw:text-box>
        </draw:frame>
        <draw:custom-shape draw:style-name="gr7" draw:text-style-name="P7" draw:layer="layout" svg:width="3.683cm" svg:height="0.762cm" svg:x="1.67cm" svg:y="10.398cm">
          <text:p text:style-name="P7">NEW TASK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0cm" svg:height="0cm" svg:x="14.031cm" svg:y="10.824cm">
          <draw:image xlink:href="Pictures/10001498000000000000000075C3FAC680F2A14D.svg" xlink:type="simple" xlink:show="embed" xlink:actuate="onLoad">
            <text:p/>
          </draw:image>
        </draw:frame>
        <draw:frame draw:style-name="gr8" draw:text-style-name="P7" draw:layer="layout" svg:width="12.747cm" svg:height="1.397cm" svg:x="1.635cm" svg:y="3.921cm">
          <draw:image xlink:href="Pictures/100031FD000026000000042BC29C34F1F4551FAB.svg" xlink:type="simple" xlink:show="embed" xlink:actuate="onLoad">
            <text:p/>
          </draw:image>
          <draw:image xlink:href="Pictures/1000020100000170000000285645335EF6DAAC7D.png" xlink:type="simple" xlink:show="embed" xlink:actuate="onLoad"/>
        </draw:frame>
        <draw:frame draw:style-name="gr8" draw:text-style-name="P7" draw:layer="layout" svg:width="2.791cm" svg:height="0.77cm" svg:x="18.91cm" svg:y="7.477cm">
          <draw:image xlink:href="Pictures/10000C5700000AE8000003039BA6375CE91B384C.svg" xlink:type="simple" xlink:show="embed" xlink:actuate="onLoad">
            <text:p/>
          </draw:image>
          <draw:image xlink:href="Pictures/100002010000006A0000001D78DF186D90056258.png" xlink:type="simple" xlink:show="embed" xlink:actuate="onLoad"/>
        </draw:frame>
        <draw:frame draw:style-name="gr8" draw:text-style-name="P7" draw:layer="layout" svg:width="2.791cm" svg:height="0.77cm" svg:x="20.658cm" svg:y="7.477cm">
          <draw:image xlink:href="Pictures/10000CF300000AE800000303CF33779F1C0DC6B3.svg" xlink:type="simple" xlink:show="embed" xlink:actuate="onLoad">
            <text:p/>
          </draw:image>
          <draw:image xlink:href="Pictures/100002010000006A0000001DE7F44563DF9F6E98.png" xlink:type="simple" xlink:show="embed" xlink:actuate="onLoad"/>
        </draw:frame>
        <draw:frame draw:style-name="gr8" draw:text-style-name="P7" draw:layer="layout" svg:width="2.791cm" svg:height="0.77cm" svg:x="23.325cm" svg:y="7.477cm">
          <draw:image xlink:href="Pictures/1000152E00000AE800000303B957241B143F7727.svg" xlink:type="simple" xlink:show="embed" xlink:actuate="onLoad">
            <text:p/>
          </draw:image>
          <draw:image xlink:href="Pictures/100002010000006A0000001DAB7480E4673BC05A.png" xlink:type="simple" xlink:show="embed" xlink:actuate="onLoad"/>
        </draw:frame>
        <draw:frame draw:style-name="gr8" draw:text-style-name="P7" draw:layer="layout" svg:width="2.791cm" svg:height="0.77cm" svg:x="21.11cm" svg:y="8.433cm">
          <draw:image xlink:href="Pictures/100010B300000AE8000003030617A65007B6BDCF.svg" xlink:type="simple" xlink:show="embed" xlink:actuate="onLoad">
            <text:p/>
          </draw:image>
          <draw:image xlink:href="Pictures/100002010000006A0000001DB62FC136DA7BA901.png" xlink:type="simple" xlink:show="embed" xlink:actuate="onLoad"/>
        </draw:frame>
        <draw:frame draw:style-name="gr8" draw:text-style-name="P7" draw:layer="layout" svg:width="2.791cm" svg:height="0.77cm" svg:x="23.331cm" svg:y="8.43cm">
          <draw:image xlink:href="Pictures/1000152E00000AE800000303B957241B143F7727.svg" xlink:type="simple" xlink:show="embed" xlink:actuate="onLoad">
            <text:p/>
          </draw:image>
          <draw:image xlink:href="Pictures/100002010000006A0000001DAB7480E4673BC05A.png" xlink:type="simple" xlink:show="embed" xlink:actuate="onLoad"/>
        </draw:frame>
        <draw:frame draw:style-name="gr8" draw:text-style-name="P7" draw:layer="layout" svg:width="2.791cm" svg:height="0.77cm" svg:x="18.91cm" svg:y="9.382cm">
          <draw:image xlink:href="Pictures/10000E4600000AE8000003035909105E26A65CED.svg" xlink:type="simple" xlink:show="embed" xlink:actuate="onLoad">
            <text:p/>
          </draw:image>
          <draw:image xlink:href="Pictures/100002010000006A0000001D9699667785A3E01A.png" xlink:type="simple" xlink:show="embed" xlink:actuate="onLoad"/>
        </draw:frame>
        <draw:frame draw:style-name="gr8" draw:text-style-name="P7" draw:layer="layout" svg:width="2.791cm" svg:height="0.77cm" svg:x="20.658cm" svg:y="9.382cm">
          <draw:image xlink:href="Pictures/10000CF300000AE800000303CF33779F1C0DC6B3.svg" xlink:type="simple" xlink:show="embed" xlink:actuate="onLoad">
            <text:p/>
          </draw:image>
          <draw:image xlink:href="Pictures/100002010000006A0000001DE7F44563DF9F6E98.png" xlink:type="simple" xlink:show="embed" xlink:actuate="onLoad"/>
        </draw:frame>
        <draw:frame draw:style-name="gr8" draw:text-style-name="P7" draw:layer="layout" svg:width="2.791cm" svg:height="0.77cm" svg:x="23.325cm" svg:y="9.382cm">
          <draw:image xlink:href="Pictures/1000152E00000AE800000303B957241B143F7727.svg" xlink:type="simple" xlink:show="embed" xlink:actuate="onLoad">
            <text:p/>
          </draw:image>
          <draw:image xlink:href="Pictures/100002010000006A0000001DAB7480E4673BC05A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5T11:40:03.501000000</meta:creation-date>
    <dc:date>2017-10-15T16:10:51.492000000</dc:date>
    <meta:editing-duration>PT1H54S</meta:editing-duration>
    <meta:editing-cycles>3</meta:editing-cycles>
    <meta:generator>LibreOffice/5.3.3.2$Windows_X86_64 LibreOffice_project/3d9a8b4b4e538a85e0782bd6c2d430bafe583448</meta:generator>
    <meta:document-statistic meta:object-count="27"/>
  </office:meta>
</office:document-meta>
</file>